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ibri1" svg:font-family="Calibr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18.69pt"/>
    </style:style>
    <style:style style:name="co2" style:family="table-column">
      <style:table-column-properties fo:break-before="auto" style:column-width="58.25pt"/>
    </style:style>
    <style:style style:name="co3" style:family="table-column">
      <style:table-column-properties fo:break-before="auto" style:column-width="54.85pt"/>
    </style:style>
    <style:style style:name="co4" style:family="table-column">
      <style:table-column-properties fo:break-before="auto" style:column-width="52.16pt"/>
    </style:style>
    <style:style style:name="co5" style:family="table-column">
      <style:table-column-properties fo:break-before="auto" style:column-width="68.34pt"/>
    </style:style>
    <style:style style:name="ro1" style:family="table-row">
      <style:table-row-properties style:row-height="15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data">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 table:style-name="ta1">
        <office:forms form:automatic-focus="false" form:apply-design-mode="false"/>
        <table:table-column table:style-name="co1" table:default-cell-style-name="Default"/>
        <table:table-column table:style-name="co2" table:default-cell-style-name="Default"/>
        <table:table-column table:style-name="co3" table:number-columns-repeated="4" table:default-cell-style-name="Default"/>
        <table:table-column table:style-name="co4" table:number-columns-repeated="20" table:default-cell-style-name="Default"/>
        <table:table-column table:style-name="co5" table:number-columns-repeated="998" table:default-cell-style-name="Default"/>
        <table:table-row table:style-name="ro1">
          <table:table-cell table:style-name="ce1" office:value-type="string" calcext:value-type="string">
            <text:p>comment</text:p>
          </table:table-cell>
          <table:table-cell table:style-name="ce1" office:value-type="string" calcext:value-type="string">
            <text:p>rate_class</text:p>
          </table:table-cell>
          <table:table-cell table:style-name="ce1" table:number-columns-repeated="24"/>
          <table:table-cell table:number-columns-repeated="998"/>
        </table:table-row>
        <table:table-row table:style-name="ro1">
          <table:table-cell table:style-name="ce2" office:value-type="string" calcext:value-type="string">
            <text:p>你可以罵任何人傻逼，唯獨不能罵三少傻逼。三少的書，避開所有毒點，返璞歸真，大道至簡，從來不耍多餘套路，爽點毫不含糊，我小白看得就是爽，就是肯花錢。再說了大家都是看網路小說，你他娘推薦的大神精品世界名著套路讓我頭疼，情節讓我憋屈。看完了不是一樣的垃圾玩意兒嗎?反正都是混時間，憑啥罵我看三少?！！傻逼你有三少錢多嗎，快去搬磚╰_╯&lt;br&gt;網文之王。中華文豪。海外輸出。文化標籤。五星奉上 </text:p>
          </table:table-cell>
          <table:table-cell table:style-name="ce1" office:value-type="string" calcext:value-type="string">
            <text:p>negative</text:p>
          </table:table-cell>
          <table:table-cell table:style-name="ce1" table:number-columns-repeated="24"/>
          <table:table-cell table:number-columns-repeated="998"/>
        </table:table-row>
        <table:table-row table:style-name="ro1">
          <table:table-cell table:style-name="ce2" office:value-type="string" calcext:value-type="string">
            <text:p>在作者的筆下，八門遁甲變成了自我催眠，所以邁特戴只能幹掉區區四個“上忍”（忍刀七人眾是精英上忍，影就是從精英上忍中選出來的，也就是說每個精英上忍都有影的潛力，能夠與影交手，但是作者顯然不知道這一點），初代火影的仙人體被他解釋為細胞中有細胞壁還有胞間連絲（自嗨也要有個限度，植物也沒有那麼高的癒合能力的，不是叫高等植物就一定是高等，那只是人定義的），算了，太多了，不知道怎麼吐槽，到了火影就不用看了，作者全程自嗨嚴重。 </text:p>
          </table:table-cell>
          <table:table-cell table:style-name="ce1" office:value-type="string" calcext:value-type="string">
            <text:p>neutral</text:p>
          </table:table-cell>
          <table:table-cell table:style-name="ce1" table:number-columns-repeated="24"/>
          <table:table-cell table:number-columns-repeated="998"/>
        </table:table-row>
        <table:table-row table:style-name="ro1">
          <table:table-cell table:style-name="ce2" office:value-type="string" calcext:value-type="string">
            <text:p>當年d&amp;amp;d吧老吧友心血短篇集合，怪物不再只是一個個副本裡無心無神無色無聲的車怪卡片圖，而是與世界與背景相容，由一個個主角來代替觀眾更加切實的體會它們的力量和內在。 ps：話說當初挺驚訝，作者還挺會揣度孀居媽媽心態的- - </text:p>
          </table:table-cell>
          <table:table-cell table:style-name="ce1" office:value-type="string" calcext:value-type="string">
            <text:p>positive</text:p>
          </table:table-cell>
          <table:table-cell table:style-name="ce1" table:number-columns-repeated="24"/>
          <table:table-cell table:number-columns-repeated="998"/>
        </table:table-row>
        <table:table-row table:style-name="ro1">
          <table:table-cell table:style-name="ce2" office:value-type="string" calcext:value-type="string">
            <text:p>我終於明白什麼叫弱智配角的劇毒大海，根本就是這十幾年來所有套路大合集+簡單化+弱智化，充分表明了不依靠情節與故事，只面向青少年與學生提供意淫工具的文字市場到底有多大多長命 </text:p>
          </table:table-cell>
          <table:table-cell table:style-name="ce1" office:value-type="string" calcext:value-type="string">
            <text:p>?</text:p>
          </table:table-cell>
          <table:table-cell table:style-name="ce1" table:number-columns-repeated="24"/>
          <table:table-cell table:number-columns-repeated="998"/>
        </table:table-row>
        <table:table-row table:style-name="ro1">
          <table:table-cell table:style-name="ce2" office:value-type="string" calcext:value-type="string">
            <text:p>評語：能理解作者想要描繪一個追求悠閒自在生活主角的想法，但是無法理解明明主角就是一個欲望十足的人卻被作者強行淡泊名利。同學聚會明明很想裝逼卻又強行大度，然後果不其然馬上很屌很厲害的朋友就跳出來為主角造勢了。前女友真是瞎了眼了才會跟這種做女表子還要立牌坊的噁心男人幾年。作者要真真想寫淡薄名利的主角就不要扯這麼多莫名其妙的裝逼劇情，乾脆直接寫主角找了座人跡罕至的荒山隱居就好了 </text:p>
          </table:table-cell>
          <table:table-cell table:style-name="ce1" office:value-type="string" calcext:value-type="string">
            <text:p>?</text:p>
          </table:table-cell>
          <table:table-cell table:style-name="ce1" table:number-columns-repeated="24"/>
          <table:table-cell table:number-columns-repeated="998"/>
        </table:table-row>
        <table:table-row table:style-name="ro1">
          <table:table-cell table:style-name="ce1" office:value-type="string" calcext:value-type="string">
            <text:p>外行寫內行，甚至讓人感覺外行到了你是不是不玩遊戲的感覺。 &lt;br&gt;真感覺有些人無腦硬吹了。 &lt;br&gt;你能想像小島秀夫、宮崎英高、冰蛙這種級別的遊戲製作人離職之後去參加校招嗎？ &lt;br&gt;這種弱智劇情都能6.1分？ &lt;br&gt;劇毒不謝 <text:s/></text:p>
          </table:table-cell>
          <table:table-cell table:style-name="ce1" office:value-type="string" calcext:value-type="string">
            <text:p>?</text:p>
          </table:table-cell>
          <table:table-cell table:style-name="ce1" table:number-columns-repeated="24"/>
          <table:table-cell table:number-columns-repeated="998"/>
        </table:table-row>
        <table:table-row table:style-name="ro1">
          <table:table-cell table:style-name="ce2" office:value-type="string" calcext:value-type="string">
            <text:p>人渣回憶錄麼。讀了開頭幾章，見過做人沒下限的，但道德這麼沒下限的第一次見。 </text:p>
          </table:table-cell>
          <table:table-cell table:style-name="ce1" office:value-type="string" calcext:value-type="string">
            <text:p>?</text:p>
          </table:table-cell>
          <table:table-cell table:style-name="ce1" table:number-columns-repeated="24"/>
          <table:table-cell table:number-columns-repeated="998"/>
        </table:table-row>
        <table:table-row table:style-name="ro1">
          <table:table-cell table:style-name="ce1" office:value-type="string" calcext:value-type="string">
            <text:p>這個文包括這個作者一生黑，一般人類寫不出這種文來，跟殺豬刀的溫柔並列我心目中的晉江之恥。坦白講，這作者是男的我都不會這么生氣，因為男人把女人當玩物幾千年，習慣了這種思維一時改不掉也正常。反倒是女作者這麼折磨自己文裡的親閨女，真讓人大開眼界，讓我下意識就想到了女戒那些渣渣。為什麼這麼毒，還這麼火，那什麼什麼患者其實挺多的，渣男賤女也蠻多的，見人就跪的賤人也蠻多的，SM患者也不少，喜歡滿清十大酷刑，愛好日軍嚴刑逼供玩弄強姦女人的垃圾也蠻多的。綜上，愛你就要折磨你侮辱你囚禁你讓你帶上鍊子叫主人最後弄死你的訓狗愛好者可看，三從四德以夫為天的蠢貨多看乖，純虐文愛好者也可看。</text:p>
          </table:table-cell>
          <table:table-cell table:style-name="ce1" office:value-type="string" calcext:value-type="string">
            <text:p>?</text:p>
          </table:table-cell>
          <table:table-cell table:style-name="ce1" table:number-columns-repeated="24"/>
          <table:table-cell table:number-columns-repeated="998"/>
        </table:table-row>
        <table:table-row table:style-name="ro1">
          <table:table-cell table:style-name="ce2" office:value-type="string" calcext:value-type="string">
            <text:p>1.文筆糟糕；2.世界設定、故事設定都很一般，故事講述家長里短，開一個空間掛不夠，還要開個“四爺”掛；3.故事可以改名叫做帶著四爺闖異界，四爺負責搞定一切，女主負責和四爺膩歪；4.一切都只是敘述做了什麼，要做什麼，對於怎麼做是不會展現滴，除非是照顧人。5.所有人都一個樣子……貧嘴。 </text:p>
          </table:table-cell>
          <table:table-cell table:style-name="ce1" office:value-type="string" calcext:value-type="string">
            <text:p>?</text:p>
          </table:table-cell>
          <table:table-cell table:style-name="ce1" table:number-columns-repeated="24"/>
          <table:table-cell table:number-columns-repeated="998"/>
        </table:table-row>
        <table:table-row table:style-name="ro1">
          <table:table-cell table:style-name="ce1" office:value-type="string" calcext:value-type="string">
            <text:p>不知道是不是現在年紀大了的緣故還是什麼，這書看得我真的有點受不了。 &lt;br&gt;這恥度也太高了，別誤會，我說的是主角的無羞恥無廉恥的恥度。 &lt;br&gt;這尼瑪，這麼讓人討厭的主角還是第一次遇到。 &lt;br&gt;或許是要整什麼傷心事，以前的傷疤的之類的橋段來說明主角變成這麼個不知廉恥的人的原因，可我根本連想知道這個原因的想法都沒有就看不下去了。 &lt;br&gt;又或許後面主角會轉變，心態的轉變，人性的昇華之類，可是抱歉，我沒等到就撐不住毒發了。 </text:p>
          </table:table-cell>
          <table:table-cell table:style-name="ce1" office:value-type="string" calcext:value-type="string">
            <text:p>?</text:p>
          </table:table-cell>
          <table:table-cell table:style-name="ce1" table:number-columns-repeated="24"/>
          <table:table-cell table:number-columns-repeated="998"/>
        </table:table-row>
        <table:table-row table:style-name="ro1">
          <table:table-cell table:style-name="ce2" office:value-type="string" calcext:value-type="string">
            <text:p>看了十幾章，又跳著看了幾章棄書。作者首先不會講故事，既沒有有趣的情節，也沒有娓娓道來的技能。其次作者沒有文筆，入口相當乾澀。第三作者寫的情節不爽，我TM要不是想樂呵樂呵，用得著看網文？ </text:p>
          </table:table-cell>
          <table:table-cell table:style-name="ce1" office:value-type="string" calcext:value-type="string">
            <text:p>?</text:p>
          </table:table-cell>
          <table:table-cell table:style-name="ce1" table:number-columns-repeated="24"/>
          <table:table-cell table:number-columns-repeated="998"/>
        </table:table-row>
        <table:table-row table:style-name="ro1">
          <table:table-cell table:style-name="ce2" office:value-type="string" calcext:value-type="string">
            <text:p>看了個開頭，文筆中等，設定很有意思。主角人設看起來是冷酷理智實際上開篇就有女人賴上主角，主角理所當然的半推半就帶上了這個累贅……後面就沒看了。說實話對這種主角心口不一很膩煩，以及這種末世帶累贅，之後水晶宮的文真的覺得噁心，直接就點了X。如果後續情況不是我腦補的情況的話歡迎留言，我再補看…… </text:p>
          </table:table-cell>
          <table:table-cell table:style-name="ce1" office:value-type="string" calcext:value-type="string">
            <text:p>?</text:p>
          </table:table-cell>
          <table:table-cell table:style-name="ce1" table:number-columns-repeated="24"/>
          <table:table-cell table:number-columns-repeated="998"/>
        </table:table-row>
        <table:table-row table:style-name="ro1">
          <table:table-cell table:style-name="ce2" office:value-type="string" calcext:value-type="string">
            <text:p>琥珀流乾糧，量大管飽。主角成為領主後冒險和種田推演的把握不咋的，個人不到一半就追不下了。 </text:p>
          </table:table-cell>
          <table:table-cell table:style-name="ce1" office:value-type="string" calcext:value-type="string">
            <text:p>?</text:p>
          </table:table-cell>
          <table:table-cell table:style-name="ce1" table:number-columns-repeated="24"/>
          <table:table-cell table:number-columns-repeated="998"/>
        </table:table-row>
        <table:table-row table:style-name="ro1">
          <table:table-cell table:style-name="ce2" office:value-type="string" calcext:value-type="string">
            <text:p>十裡劍神，構思十年，一書封神。此書乃是打臉裝比之大成。大比小比，比中比，連環比，可謂比仙。網文如海，皆是小白。都市修仙便是牢牢抓住了小白的心，只要喜歡看裝比打臉，就無法忽略此書的魅力。其裝比範本，被無數寫手借鑒，抄襲，覆蓋都市分類，養活了無數樓b。其地位，堪比鬥破。然此書雖妙，卻遭人妒。其子子孫孫不念生恩，反倒嫉妒萬分，以至此書評論區水黑機三毒齊聚，被黑的讓人懷疑人生。一脈之祖，竟要被不肖子孫欺師滅祖。黑暗迫近，萬千呼喚便要作者出手，掃清八方妖邪，一劍遮天。但想其絕無可能。一切只因陳凡雖有七情，要還自己一個光明公正，卻其力不足。北玄雖可出手，卻無人情六欲，卻其念不足。十裡劍神何時出手？ </text:p>
          </table:table-cell>
          <table:table-cell table:style-name="ce1" office:value-type="string" calcext:value-type="string">
            <text:p>?</text:p>
          </table:table-cell>
          <table:table-cell table:style-name="ce1" table:number-columns-repeated="24"/>
          <table:table-cell table:number-columns-repeated="998"/>
        </table:table-row>
        <table:table-row table:style-name="ro1">
          <table:table-cell table:style-name="ce2" office:value-type="string" calcext:value-type="string">
            <text:p>餘罪最近電視劇來了，瞬間火了。其實看老長的書好幾年，當時第一本應該是紅男綠女還是黑鍋，一看驚為天人。老長特別擅長驚人轉折，看似山窮水盡，但是主角就是能柳暗花明，而且並不是那種特別開金手指的主角光環。對他的幾本書都是非常喜歡，但是對於電視劇就沒有興趣去看了。 </text:p>
          </table:table-cell>
          <table:table-cell table:style-name="ce1" office:value-type="string" calcext:value-type="string">
            <text:p>?</text:p>
          </table:table-cell>
          <table:table-cell table:style-name="ce1" table:number-columns-repeated="24"/>
          <table:table-cell table:number-columns-repeated="998"/>
        </table:table-row>
        <table:table-row table:style-name="ro1">
          <table:table-cell table:style-name="ce2" office:value-type="string" calcext:value-type="string">
            <text:p>個人二十年閱讀網文，受到感動次數寥寥無幾，這部作品無疑做到了。寫出了在一個莽荒混亂的世界人類種族如何艱難生存和奉獻的感動。立意無疑高於大多數網文作品。這本書，也是這位大神的巔峰作品。 &lt;br&gt;不足之處：由於立意不在於個體角色，小說主角的人物刻畫稍有欠缺。設定所致難免的，我們也不能苛求。同時，後期的描線稍有所繁雜反復，場面描寫可以稍微精簡一些！ &lt;br&gt;個人評分：9分 &lt;br&gt;糧草和仙草之間，考慮那麼多年看下來仙草作品確實沒幾部還是給仙草，希望後來書友可以抽時間看看。</text:p>
          </table:table-cell>
          <table:table-cell table:style-name="ce1" office:value-type="string" calcext:value-type="string">
            <text:p>?</text:p>
          </table:table-cell>
          <table:table-cell table:style-name="ce1" table:number-columns-repeated="24"/>
          <table:table-cell table:number-columns-repeated="998"/>
        </table:table-row>
        <table:table-row table:style-name="ro1">
          <table:table-cell table:style-name="ce2" office:value-type="string" calcext:value-type="string">
            <text:p>題材蠻新穎的，女主穿越成潘金蓮，而且對於我這種歷史小白來說感覺蠻考據的。前期在清河鎮以如何幫助武大發家致富並擺脫西門慶糾纏，現在步入第二階段跟武松入梁山，環環相扣，很精彩。 </text:p>
          </table:table-cell>
          <table:table-cell table:style-name="ce1" office:value-type="string" calcext:value-type="string">
            <text:p>?</text:p>
          </table:table-cell>
          <table:table-cell table:style-name="ce1" table:number-columns-repeated="24"/>
          <table:table-cell table:number-columns-repeated="998"/>
        </table:table-row>
        <table:table-row table:style-name="ro1">
          <table:table-cell table:style-name="ce2" office:value-type="string" calcext:value-type="string">
            <text:p>寫三國類的很多，能寫出腦洞的也不少，但這本書能出類拔萃高於他人的並不單靠腦洞。機師對情節的設計很強，主角每次落難每次脫險都有讓人信服的理由，而且主角有堅持的道，這很鮮見。作者的邏輯嚴謹，對各方勢力的遭遇都能圓過去，而且語言風趣，很歡樂。雖說最後情節有點崩，但讀下去也不覺。 </text:p>
          </table:table-cell>
          <table:table-cell table:style-name="ce1" office:value-type="string" calcext:value-type="string">
            <text:p>?</text:p>
          </table:table-cell>
          <table:table-cell table:style-name="ce1" table:number-columns-repeated="24"/>
          <table:table-cell table:number-columns-repeated="998"/>
        </table:table-row>
        <table:table-row table:style-name="ro1">
          <table:table-cell table:style-name="ce1" table:number-columns-repeated="26"/>
          <table:table-cell table:number-columns-repeated="998"/>
        </table:table-row>
        <table:table-row table:style-name="ro2" table:number-rows-repeated="980">
          <table:table-cell table:style-name="ce1"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named-expressions>
          <table:named-range table:name="_xlnm._FilterDatabase" table:base-cell-address="$data.$A$1" table:cell-range-address="$data.$A$1:.$B$19"/>
        </table:named-expressions>
      </table:table>
      <table:named-expressions/>
      <table:database-ranges>
        <table:database-range table:name="__Anonymous_Sheet_DB__0" table:target-range-address="data.A1:data.B19"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ibri1" svg:font-family="Calibr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name-asian="Linux Libertine G" style:font-family-asian="'Linux Libertine G'" style:font-family-generic-asian="system" style:font-pitch-asian="variable" style:font-size-asian="12pt" style:font-name-complex="Linux Libertine G" style:font-family-complex="'Linux Libertine G'" style:font-family-generic-complex="system" style:font-pitch-complex="variable"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0pt" fo:margin-right="0pt" style:print-page-order="ttb" style:first-page-number="continue" style:scale-to="100%" style:writing-mode="lr-tb" style:print="charts drawings objects zero-values"/>
      <style:header-style>
        <style:header-footer-properties svg:height="10.01pt" fo:margin-left="0pt" fo:margin-right="0pt" fo:margin-bottom="0pt"/>
      </style:header-style>
      <style:footer-style>
        <style:header-footer-properties svg:height="10.01pt" fo:margin-left="0pt" fo:margin-right="0pt" fo:margin-top="0pt"/>
      </style:footer-style>
    </style:page-layout>
    <style:style style:name="MT1" style:family="text">
      <style:text-properties fo:color="#000000" style:text-outline="false" style:text-line-through-style="none" style:text-line-through-type="none" style:text-position="0% 100%"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ata" style:display-name="PageStyle_data"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8" meta:object-count="0"/>
    <meta:generator>LibreOfficeDev/6.0.5.2$Linux_X86_64 LibreOffice_project/</meta:generator>
  </office:meta>
</office:document-meta>
</file>